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2" office:value-type="string" calcext:value-type="string">
            <text:p>offset</text:p>
          </table:table-cell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siz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/w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vdp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VMR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CR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MR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WDR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WLR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WRR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R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SR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PR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PR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vdp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R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3:39:42.742857151</meta:creation-date>
    <dc:date>2025-02-06T13:42:55.396479577</dc:date>
    <meta:editing-duration>PT3M13S</meta:editing-duration>
    <meta:editing-cycles>1</meta:editing-cycles>
    <meta:generator>LibreOffice/24.2.7.2$Linux_X86_64 LibreOffice_project/420$Build-2</meta:generator>
    <meta:document-statistic meta:table-count="1" meta:cell-count="73" meta:object-count="0"/>
  </office:meta>
</office:document-meta>
</file>